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QHYCML+CMR12" svg:font-family="QHYCML+CMR12"/>
    <style:font-face style:name="Ubuntu Light" svg:font-family="'Ubuntu Light'" style:font-adornments="Light"/>
    <style:font-face style:name="Trebuchet MS" svg:font-family="'Trebuchet MS'" style:font-adornments="Normal" style:font-family-generic="swiss"/>
    <style:font-face style:name="LMRoman102" svg:font-family="LMRoman10" style:font-pitch="variable"/>
    <style:font-face style:name="LMRoman10" svg:font-family="LMRoman10" style:font-adornments="Erregularra" style:font-pitch="variable"/>
    <style:font-face style:name="LMRoman101" svg:font-family="LMRoman10" style:font-adornments="Lodia"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Taula1" style:family="table">
      <style:table-properties style:width="16.995cm" fo:break-before="auto" fo:break-after="auto" table:align="left" fo:background-color="transparent" fo:keep-with-next="auto" style:may-break-between-rows="true" style:writing-mode="page">
        <style:background-image/>
      </style:table-properties>
    </style:style>
    <style:style style:name="Taula1.A" style:family="table-column">
      <style:table-column-properties style:column-width="0.651cm"/>
    </style:style>
    <style:style style:name="Taula1.B" style:family="table-column">
      <style:table-column-properties style:column-width="4.255cm"/>
    </style:style>
    <style:style style:name="Taula1.C" style:family="table-column">
      <style:table-column-properties style:column-width="7.103cm"/>
    </style:style>
    <style:style style:name="Taula1.D" style:family="table-column">
      <style:table-column-properties style:column-width="4.987cm"/>
    </style:style>
    <style:style style:name="Taula1.A1" style:family="table-cell">
      <style:table-cell-properties fo:padding="0.097cm" fo:border="0.002cm solid #000000"/>
    </style:style>
    <style:style style:name="Taula1.A2" style:family="table-cell">
      <style:table-cell-properties fo:background-color="#e6e6e6" fo:padding="0.097cm" fo:border-left="0.002cm solid #000000" fo:border-right="none" fo:border-top="none" fo:border-bottom="0.002cm solid #000000">
        <style:background-image/>
      </style:table-cell-properties>
    </style:style>
    <style:style style:name="Taula1.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3" style:family="table-row">
      <style:table-row-properties fo:background-color="transparent" style:keep-together="true" fo:keep-together="auto">
        <style:background-image/>
      </style:table-row-properties>
    </style:style>
    <style:style style:name="Tau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ula1.B3" style:family="table-cell">
      <style:table-cell-properties fo:padding="0.097cm" fo:border-left="0.002cm solid #000000" fo:border-right="none" fo:border-top="none" fo:border-bottom="0.002cm solid #000000"/>
    </style:style>
    <style:style style:name="Taula1.D3" style:family="table-cell">
      <style:table-cell-properties fo:padding="0.097cm" fo:border-left="0.002cm solid #000000" fo:border-right="0.002cm solid #000000" fo:border-top="none" fo:border-bottom="0.002cm solid #000000"/>
    </style:style>
    <style:style style:name="Taula2" style:family="table">
      <style:table-properties style:width="16.99cm" table:align="left"/>
    </style:style>
    <style:style style:name="Taula2.A" style:family="table-column">
      <style:table-column-properties style:column-width="0.635cm"/>
    </style:style>
    <style:style style:name="Taula2.B" style:family="table-column">
      <style:table-column-properties style:column-width="2.752cm"/>
    </style:style>
    <style:style style:name="Taula2.C" style:family="table-column">
      <style:table-column-properties style:column-width="1.7cm"/>
    </style:style>
    <style:style style:name="Taula2.A1" style:family="table-cell">
      <style:table-cell-properties fo:padding="0.097cm" fo:border="0.002cm solid #000000"/>
    </style:style>
    <style:style style:name="Taula2.A2"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ula2.J2" style:family="table-cell">
      <style:table-cell-properties fo:background-color="#e6e6e6" fo:padding="0.097cm" fo:border="0.002cm solid #000000">
        <style:background-image/>
      </style:table-cell-properties>
    </style:style>
    <style:style style:name="Taula2.A3" style:family="table-cell">
      <style:table-cell-properties fo:padding="0.097cm" fo:border-left="0.002cm solid #000000" fo:border-right="none" fo:border-top="none" fo:border-bottom="0.002cm solid #000000"/>
    </style:style>
    <style:style style:name="Taula2.J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QHYCML+CMR12" fo:font-size="12pt" style:font-name-asian="QHYCML+CMR12" style:font-size-asian="12pt" style:font-name-complex="QHYCML+CMR12" style:font-size-complex="12pt"/>
    </style:style>
    <style:style style:name="P3" style:family="paragraph" style:parent-style-name="Standard">
      <style:paragraph-properties fo:margin-left="0cm" fo:margin-right="0cm" fo:text-align="center" style:justify-single-word="false" fo:text-indent="0cm" style:auto-text-indent="false"/>
      <style:text-properties fo:font-size="16pt" style:font-size-asian="16pt" style:font-size-complex="16pt"/>
    </style:style>
    <style:style style:name="P4" style:family="paragraph" style:parent-style-name="Standard">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paragraph-properties fo:margin-left="0cm" fo:margin-right="0cm" fo:text-indent="0cm" style:auto-text-indent="false">
        <style:tab-stops/>
      </style:paragraph-properties>
    </style:style>
    <style:style style:name="P7" style:family="paragraph" style:parent-style-name="Standard">
      <style:paragraph-properties fo:margin-left="0cm" fo:margin-right="0cm" fo:text-indent="0cm" style:auto-text-indent="false">
        <style:tab-stops/>
      </style:paragraph-properties>
      <style:text-properties fo:font-size="8pt" fo:font-weight="bold" style:font-size-asian="7pt" style:font-weight-asian="bold" style:font-size-complex="8pt" style:font-weight-complex="bold"/>
    </style:style>
    <style:style style:name="P8" style:family="paragraph" style:parent-style-name="Standard">
      <style:paragraph-properties fo:margin-left="0cm" fo:margin-right="0cm" fo:text-indent="0cm" style:auto-text-indent="false">
        <style:tab-stops/>
      </style:paragraph-properties>
      <style:text-properties style:text-position="0% 100%" fo:font-size="8pt" style:font-size-asian="8pt" style:font-size-complex="8pt"/>
    </style:style>
    <style:style style:name="P9" style:family="paragraph" style:parent-style-name="Standard">
      <style:paragraph-properties fo:margin-left="0cm" fo:margin-right="0cm" fo:margin-top="0cm" fo:margin-bottom="0.199cm" fo:text-indent="0cm" style:auto-text-indent="false" style:shadow="none">
        <style:tab-stops>
          <style:tab-stop style:position="8.255cm" style:type="right" style:leader-style="dotted" style:leader-text="."/>
        </style:tab-stops>
      </style:paragraph-properties>
    </style:style>
    <style:style style:name="P10" style:family="paragraph" style:parent-style-name="Text_20_body">
      <style:paragraph-properties fo:margin-left="0cm" fo:margin-right="0cm" fo:text-indent="0cm" style:auto-text-indent="false">
        <style:tab-stops/>
      </style:paragraph-properties>
    </style:style>
    <style:style style:name="P11" style:family="paragraph" style:parent-style-name="Table_20_Contents">
      <style:paragraph-properties fo:margin-left="0cm" fo:margin-right="0cm" fo:text-indent="0cm" style:auto-text-indent="false">
        <style:tab-stops/>
      </style:paragraph-properties>
    </style:style>
    <style:style style:name="P12" style:family="paragraph" style:parent-style-name="Table_20_Contents">
      <style:paragraph-properties fo:margin-left="0cm" fo:margin-right="0cm" fo:text-indent="0cm" style:auto-text-indent="false">
        <style:tab-stops/>
      </style:paragraph-properties>
      <style:text-properties fo:font-size="8pt" style:font-size-asian="8pt" style:font-size-complex="8pt"/>
    </style:style>
    <style:style style:name="P13" style:family="paragraph" style:parent-style-name="Table_20_Contents">
      <style:paragraph-properties fo:margin-left="0cm" fo:margin-right="0cm" fo:text-indent="0cm" style:auto-text-indent="false">
        <style:tab-stops/>
      </style:paragraph-properties>
      <style:text-properties fo:font-size="7pt" fo:font-style="italic" style:font-size-asian="7pt" style:font-style-asian="italic" style:font-size-complex="7pt" style:font-style-complex="italic"/>
    </style:style>
    <style:style style:name="P14" style:family="paragraph" style:parent-style-name="Table_20_Contents">
      <style:paragraph-properties fo:margin-left="0cm" fo:margin-right="0cm" fo:text-indent="0cm" style:auto-text-indent="false">
        <style:tab-stops/>
      </style:paragraph-properties>
      <style:text-properties fo:font-size="7pt" style:font-size-asian="7pt" style:font-size-complex="7pt"/>
    </style:style>
    <style:style style:name="P15" style:family="paragraph" style:parent-style-name="Table_20_Contents">
      <style:paragraph-properties fo:margin-left="0cm" fo:margin-right="0cm" fo:text-align="start" style:justify-single-word="false" fo:text-indent="0cm" style:auto-text-indent="false">
        <style:tab-stops/>
      </style:paragraph-properties>
      <style:text-properties fo:font-size="6pt" fo:font-style="italic" style:font-size-asian="6pt" style:font-style-asian="italic" style:font-size-complex="6pt" style:font-style-complex="italic"/>
    </style:style>
    <style:style style:name="P16" style:family="paragraph" style:parent-style-name="Table_20_Contents">
      <style:paragraph-properties fo:margin-left="0cm" fo:margin-right="0cm" fo:text-align="start" style:justify-single-word="false" fo:text-indent="0cm" style:auto-text-indent="false">
        <style:tab-stops/>
      </style:paragraph-properties>
      <style:text-properties fo:font-size="6pt" style:font-size-asian="6pt" style:font-size-complex="6pt"/>
    </style:style>
    <style:style style:name="P17" style:family="paragraph" style:parent-style-name="Table_20_Contents">
      <style:paragraph-properties fo:margin-left="0cm" fo:margin-right="0cm" fo:text-indent="0cm" style:auto-text-indent="false">
        <style:tab-stops/>
      </style:paragraph-properties>
      <style:text-properties fo:font-weight="bold" style:font-weight-asian="bold" style:font-weight-complex="bold"/>
    </style:style>
    <style:style style:name="P18" style:family="paragraph" style:parent-style-name="Table_20_Contents">
      <style:paragraph-properties fo:margin-left="0cm" fo:margin-right="0cm" fo:text-indent="0cm" style:auto-text-indent="false">
        <style:tab-stops/>
      </style:paragraph-properties>
      <style:text-properties style:font-name="LMRoman102" fo:font-weight="normal" style:font-name-asian="Trebuchet MS" style:font-weight-asian="normal" style:font-name-complex="Trebuchet MS" style:font-weight-complex="normal"/>
    </style:style>
    <style:style style:name="P19" style:family="paragraph" style:parent-style-name="Table_20_Contents">
      <style:paragraph-properties fo:margin-left="0cm" fo:margin-right="0cm" fo:text-align="end" style:justify-single-word="false" fo:text-indent="0cm" style:auto-text-indent="false">
        <style:tab-stops/>
      </style:paragraph-properties>
      <style:text-properties style:font-name="LMRoman102" fo:font-size="10pt" fo:language="en" fo:country="GB" style:font-size-asian="10.5pt"/>
    </style:style>
    <style:style style:name="P20" style:family="paragraph" style:parent-style-name="Table_20_Contents">
      <style:paragraph-properties fo:margin-left="0cm" fo:margin-right="0cm" fo:text-indent="0cm" style:auto-text-indent="false">
        <style:tab-stops/>
      </style:paragraph-properties>
      <style:text-properties style:font-name="LMRoman102" style:font-name-asian="Trebuchet MS" style:font-name-complex="Trebuchet MS"/>
    </style:style>
    <style:style style:name="P21" style:family="paragraph" style:parent-style-name="Table_20_Contents">
      <style:paragraph-properties fo:margin-left="0cm" fo:margin-right="0cm" fo:text-align="end" style:justify-single-word="false" fo:text-indent="0cm" style:auto-text-indent="false">
        <style:tab-stops/>
      </style:paragraph-properties>
      <style:text-properties style:font-name="LMRoman102"/>
    </style:style>
    <style:style style:name="P22" style:family="paragraph" style:parent-style-name="Table_20_Contents">
      <style:paragraph-properties fo:margin-left="0cm" fo:margin-right="0cm" fo:text-indent="0cm" style:auto-text-indent="false">
        <style:tab-stops/>
      </style:paragraph-properties>
      <style:text-properties style:font-name="LMRoman102"/>
    </style:style>
    <style:style style:name="P23" style:family="paragraph" style:parent-style-name="Standard" style:master-page-name="">
      <style:paragraph-properties fo:margin-left="0cm" fo:margin-right="0cm" fo:text-indent="0cm" style:auto-text-indent="false" style:page-number="auto" fo:break-before="page">
        <style:tab-stops/>
      </style:paragraph-properties>
      <style:text-properties fo:font-size="14pt" fo:font-weight="bold" style:font-size-asian="14pt" style:font-weight-asian="bold" style:font-size-complex="14pt" style:font-weight-complex="bold"/>
    </style:style>
    <style:style style:name="P24" style:family="paragraph" style:parent-style-name="Standard" style:list-style-name="L1"/>
    <style:style style:name="P25" style:family="paragraph" style:parent-style-name="Standard" style:list-style-name="L1">
      <style:paragraph-properties>
        <style:tab-stops>
          <style:tab-stop style:position="4.921cm"/>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fo:font-weight="bold" style:font-style-asian="normal" style:font-weight-asian="bold" style:font-style-complex="normal" style:font-weight-complex="bold"/>
    </style:style>
    <style:style style:name="Sect1" style:family="section">
      <style:section-properties text:dont-balance-text-columns="false"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cm" fo:text-indent="-1cm" fo:margin-left="2cm"/>
        </style:list-level-properties>
        <style:text-properties style:font-name="Ubuntu Light"/>
      </text:list-level-style-bullet>
      <text:list-level-style-bullet text:level="2" text:style-name="Bullet_20_Symbols" style:num-suffix="." text:bullet-char="—">
        <style:list-level-properties text:list-level-position-and-space-mode="label-alignment">
          <style:list-level-label-alignment text:label-followed-by="listtab" text:list-tab-stop-position="3cm" fo:text-indent="-1cm" fo:margin-left="3cm"/>
        </style:list-level-properties>
        <style:text-properties style:font-name="Ubuntu Light"/>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mbridge University Caving Club</text:p>
      <text:p text:style-name="P4">Caving Meets Accounting Policy Document</text:p>
      <text:p text:style-name="P5">November 2011</text:p>
      <text:p text:style-name="P1"/>
      <text:p text:style-name="Standard">This policy is intended as a guide to how we intend to manage caving meet costs and income during the year. The President or the Treasurers reserve the right to alter the policy or make exceptions to it where the policy proves unworkable or conflicts with the aims listed below.</text:p>
      <text:p text:style-name="Standard">The Club Treasurers will manage the finances. Any queries or complaints should in the first place be addressed directly to them. If you are dissatisfied, the sole other point of authority is the President.</text:p>
      <text:p text:style-name="Standard">By attending club meets, you undertake the responsibility to submit all claims for reimbursement by the end of March of the running year. Claims submitted after this date may not be reimbursed.</text:p>
      <text:p text:style-name="Standard">This document should provide an overview of costs and fees to be applied. If in doubt, please contact the Club's Treasurers and agree on the details. </text:p>
      <text:h text:style-name="Heading_20_2" text:outline-level="2">Aims:</text:h>
      <text:list xml:id="list620475094" text:style-name="L1">
        <text:list-item>
          <text:p text:style-name="P24">To finance a successful series of club caving meets.</text:p>
        </text:list-item>
        <text:list-item>
          <text:p text:style-name="P24">To deliver caving meets at an acceptable cost to participants.</text:p>
        </text:list-item>
        <text:list-item>
          <text:p text:style-name="P24">To split costs as fairly as is reasonably practicable.</text:p>
        </text:list-item>
        <text:list-item>
          <text:p text:style-name="P24">To spread the cost of caving meets among all the weekend and one-day meets held throughout the year</text:p>
        </text:list-item>
        <text:list-item>
          <text:p text:style-name="P24">To generate transparent records.</text:p>
        </text:list-item>
      </text:list>
      <text:h text:style-name="Heading_20_2" text:outline-level="2">Expenditure</text:h>
      <text:p text:style-name="Standard">The costs are in the first place paid for by the participants and everyone is expected to pay the applicable fees. All purchases are to be informed to the meet leader, and reimbursement will be arranged to balance the costs. Please keep your receipts and/or bank statements! We cannot guarantee to reimburse expenses if receipts and/or bank statements are not forthcoming. </text:p>
      <text:p text:style-name="Standard">Expenses for a caving meet may include some of all of the following concepts:</text:p>
      <text:list xml:id="list1414914154" text:continue-numbering="true" text:style-name="L1">
        <text:list-item>
          <text:p text:style-name="P24">Hut</text:p>
        </text:list-item>
        <text:list-item>
          <text:p text:style-name="P24">Food</text:p>
        </text:list-item>
        <text:list-item>
          <text:p text:style-name="P24">Permit and cave parking</text:p>
        </text:list-item>
        <text:list-item>
          <text:p text:style-name="P24">Fuel</text:p>
        </text:list-item>
        <text:list-item>
          <text:p text:style-name="P24">Car wear and tear</text:p>
        </text:list-item>
        <text:list-item>
          <text:p text:style-name="P24">Car hire</text:p>
        </text:list-item>
      </text:list>
      <text:p text:style-name="Standard"/>
      <text:p text:style-name="Standard">These may be paid by cheque from the Club's account or by members of the club. Members of the club incurring expenses will receive a positive balance in their accounts or be reimbursed.</text:p>
      <text:p text:style-name="Standard">Some expenses not to be included in the meet accounts are:</text:p>
      <text:list xml:id="list354461367" text:continue-numbering="true" text:style-name="L1">
        <text:list-item>
          <text:p text:style-name="P24">Drinks for personal consumption</text:p>
        </text:list-item>
        <text:list-item>
          <text:p text:style-name="P24">Food for personal consumption within the cave</text:p>
        </text:list-item>
        <text:list-item>
          <text:p text:style-name="P24">Money swaps between individuals</text:p>
        </text:list-item>
      </text:list>
      <text:h text:style-name="Heading_20_2" text:outline-level="2">Meet &amp; Gear Rental fees</text:h>
      <text:p text:style-name="Text_20_body">The Committee shall review the following figures about meet and gear rental fees no later than the first of October of the year.</text:p>
      <text:p text:style-name="Standard">The same <text:span text:style-name="T1">meet fee</text:span> will be applied throughout the year which will cover the expenses listed above. This meet fee excludes personal and SRT gear rental. This meet fee shall be:</text:p>
      <text:list xml:id="list855102856" text:continue-numbering="true" text:style-name="L1">
        <text:list-item>
          <text:p text:style-name="P25"><text:soft-page-break/>Weekend meets: <text:tab/>£28.00</text:p>
        </text:list-item>
      </text:list>
      <text:p text:style-name="Standard"/>
      <text:p text:style-name="Standard">In addition to this meet fee, drivers providing their own car may receive a reduction of -£5.00 per meet in concept of car wear.</text:p>
      <text:p text:style-name="Standard">In addition to the meet fee, <text:span text:style-name="T1">fees for personal and gear rental</text:span> shall be, for a day of caving:</text:p>
      <text:list xml:id="list1042713413" text:continue-numbering="true" text:style-name="L1">
        <text:list-item>
          <text:p text:style-name="P25">Undesuit + oversuit + helmet: <text:tab/>£1.50</text:p>
        </text:list-item>
        <text:list-item>
          <text:p text:style-name="P25">Harness: <text:tab/>£0.50</text:p>
        </text:list-item>
        <text:list-item>
          <text:p text:style-name="P25">SRT kit + harness: <text:tab/>£1.00</text:p>
        </text:list-item>
        <text:list-item>
          <text:p text:style-name="P25">Light: <text:tab/>£0.50</text:p>
        </text:list-item>
        <text:list-item>
          <text:p text:style-name="P25">Wellies, Knepads, Belt: <text:tab/>free</text:p>
        </text:list-item>
      </text:list>
      <text:p text:style-name="Standard"/>
      <text:p text:style-name="Standard">Income from meets shall be accounted for in their respective pools from the Club's accounts, as follows:</text:p>
      <text:list xml:id="list660604611" text:continue-numbering="true" text:style-name="L1">
        <text:list-item>
          <text:p text:style-name="P25">Meet fees <text:tab/>→ <text:span text:style-name="T2">Meets pool</text:span></text:p>
        </text:list-item>
        <text:list-item>
          <text:p text:style-name="P25">Undersuit, oversuit fees <text:tab/>→ <text:span text:style-name="T2">Personal gear pool</text:span></text:p>
        </text:list-item>
        <text:list-item>
          <text:p text:style-name="P25">Harness and SRT fees <text:tab/>→ <text:span text:style-name="T2">SRT-pool</text:span></text:p>
        </text:list-item>
        <text:list-item>
          <text:p text:style-name="P25">Light and helmet fees <text:tab/>→ <text:span text:style-name="T2">Lamp pool</text:span></text:p>
        </text:list-item>
      </text:list>
      <text:p text:style-name="Standard"/>
      <text:p text:style-name="Standard">The resulting float from each pool shall be used for gear replacement when appropriate.</text:p>
      <text:h text:style-name="Heading_20_2" text:outline-level="2">Meet account reporting</text:h>
      <text:p text:style-name="Standard">Meet leaders shall provide the following information to the Treasurer, no later than four weeks after the meet has happened:</text:p>
      <text:list xml:id="list837657210" text:continue-numbering="true" text:style-name="L1">
        <text:list-item>
          <text:p text:style-name="P24">Dates</text:p>
        </text:list-item>
        <text:list-item>
          <text:p text:style-name="P24">Destination</text:p>
        </text:list-item>
        <text:list-item>
          <text:p text:style-name="P24">Name and surname of attendees</text:p>
        </text:list-item>
        <text:list-item>
          <text:p text:style-name="P24">Expenses</text:p>
          <text:list>
            <text:list-item>
              <text:p text:style-name="P24">Who</text:p>
            </text:list-item>
            <text:list-item>
              <text:p text:style-name="P24">What </text:p>
            </text:list-item>
            <text:list-item>
              <text:p text:style-name="P24">Amount</text:p>
            </text:list-item>
          </text:list>
        </text:list-item>
        <text:list-item>
          <text:p text:style-name="P24">Meet fee type: normal or driver</text:p>
        </text:list-item>
        <text:list-item>
          <text:p text:style-name="P24">Rented gear</text:p>
          <text:list>
            <text:list-item>
              <text:p text:style-name="P24">Days of rented harness</text:p>
            </text:list-item>
            <text:list-item>
              <text:p text:style-name="P24">Days of rented full SRT gear</text:p>
            </text:list-item>
            <text:list-item>
              <text:p text:style-name="P24">Days of rented oversuit, undersuit and helmet</text:p>
            </text:list-item>
            <text:list-item>
              <text:p text:style-name="P24">Days of rented light</text:p>
            </text:list-item>
          </text:list>
        </text:list-item>
        <text:list-item>
          <text:p text:style-name="P24">Amount to be charged to attendee</text:p>
        </text:list-item>
        <text:list-item>
          <text:p text:style-name="P24">Amount paid by attendee</text:p>
        </text:list-item>
        <text:list-item>
          <text:p text:style-name="P24">Date of payment</text:p>
        </text:list-item>
        <text:list-item>
          <text:p text:style-name="P24">Form of payment: cheque, cash or transfer</text:p>
        </text:list-item>
      </text:list>
      <text:p text:style-name="Standard"/>
      <text:p text:style-name="Standard">The form at the end of this document is intended as a reporting guideline and the final format shall be agreed between the Meet leader and the Treasurer at their convenience.</text:p>
      <text:p text:style-name="P2"/>
      <text:p text:style-name="P23">CUCC Meet report form</text:p>
      <text:p text:style-name="P7"/>
      <text:section text:style-name="Sect1" text:name="Sekzioa1">
        <text:p text:style-name="P9">Dates<text:tab/>/201 <text:s text:c="4"/></text:p>
        <text:p text:style-name="P9">Meet leader(s)<text:tab/></text:p>
        <text:p text:style-name="P9">Location<text:tab/></text:p>
        <text:p text:style-name="P9">Caves visited<text:tab/></text:p>
      </text:section>
      <text:p text:style-name="P6"/>
      <table:table table:name="Taula1" table:style-name="Taula1">
        <table:table-column table:style-name="Taula1.A"/>
        <table:table-column table:style-name="Taula1.B"/>
        <table:table-column table:style-name="Taula1.C"/>
        <table:table-column table:style-name="Taula1.D"/>
        <table:table-row>
          <table:table-cell table:style-name="Taula1.A1" table:number-columns-spanned="4" office:value-type="string">
            <text:p text:style-name="P17">EXPENSES</text:p>
          </table:table-cell>
          <table:covered-table-cell/>
          <table:covered-table-cell/>
          <table:covered-table-cell/>
        </table:table-row>
        <table:table-row>
          <table:table-cell table:style-name="Taula1.A2" office:value-type="string">
            <text:p text:style-name="P12"/>
          </table:table-cell>
          <table:table-cell table:style-name="Taula1.A2" office:value-type="string">
            <text:p text:style-name="P13">Name &amp; Surname</text:p>
          </table:table-cell>
          <table:table-cell table:style-name="Taula1.A2" office:value-type="string">
            <text:p text:style-name="P14"><text:span text:style-name="T2">What – </text:span>Fuel, Food, Hut, Cave entrances, Others</text:p>
          </table:table-cell>
          <table:table-cell table:style-name="Taula1.D2" office:value-type="string">
            <text:p text:style-name="P13">Amount</text:p>
          </table:table-cell>
        </table:table-row>
        <table:table-row table:style-name="Taula1.3">
          <table:table-cell table:style-name="Taula1.A3" office:value-type="string">
            <text:p text:style-name="P19">1</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2</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3</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4</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5</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6</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7</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8</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20">₤</text:p>
          </table:table-cell>
        </table:table-row>
        <table:table-row table:style-name="Taula1.3">
          <table:table-cell table:style-name="Taula1.A3" office:value-type="string">
            <text:p text:style-name="P19">9</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18">₤</text:p>
          </table:table-cell>
        </table:table-row>
        <table:table-row table:style-name="Taula1.3">
          <table:table-cell table:style-name="Taula1.A3" office:value-type="string">
            <text:p text:style-name="P19">10</text:p>
          </table:table-cell>
          <table:table-cell table:style-name="Taula1.B3" office:value-type="string">
            <text:p text:style-name="P11"/>
          </table:table-cell>
          <table:table-cell table:style-name="Taula1.B3" office:value-type="string">
            <text:p text:style-name="P11"/>
          </table:table-cell>
          <table:table-cell table:style-name="Taula1.D3" office:value-type="string">
            <text:p text:style-name="P18">₤</text:p>
          </table:table-cell>
        </table:table-row>
      </table:table>
      <text:p text:style-name="P10"/>
      <table:table table:name="Taula2" table:style-name="Taula2">
        <table:table-column table:style-name="Taula2.A"/>
        <table:table-column table:style-name="Taula2.B"/>
        <table:table-column table:style-name="Taula2.C" table:number-columns-repeated="8"/>
        <table:table-row>
          <table:table-cell table:style-name="Taula2.A1" table:number-columns-spanned="10" office:value-type="string">
            <text:p text:style-name="P17">INCOME</text:p>
          </table:table-cell>
          <table:covered-table-cell/>
          <table:covered-table-cell/>
          <table:covered-table-cell/>
          <table:covered-table-cell/>
          <table:covered-table-cell/>
          <table:covered-table-cell/>
          <table:covered-table-cell/>
          <table:covered-table-cell/>
          <table:covered-table-cell/>
        </table:table-row>
        <table:table-row>
          <table:table-cell table:style-name="Taula2.A2" office:value-type="string">
            <text:p text:style-name="P12"/>
          </table:table-cell>
          <table:table-cell table:style-name="Taula2.A2" office:value-type="string">
            <text:p text:style-name="P15">Name &amp; Surname</text:p>
          </table:table-cell>
          <table:table-cell table:style-name="Taula2.A2" office:value-type="string">
            <text:p text:style-name="P15">Meet Fee type</text:p>
            <text:p text:style-name="P16"><text:span text:style-name="T1">N</text:span> (normal)</text:p>
            <text:p text:style-name="P16"><text:span text:style-name="T1">D</text:span> (driver)</text:p>
          </table:table-cell>
          <table:table-cell table:style-name="Taula2.A2" office:value-type="string">
            <text:p text:style-name="P15">Days of rented <text:span text:style-name="T3">Harness </text:span>or <text:span text:style-name="T3">full SRT </text:span>gear</text:p>
          </table:table-cell>
          <table:table-cell table:style-name="Taula2.A2" office:value-type="string">
            <text:p text:style-name="P15">Days of rented <text:span text:style-name="T3">Oversuit</text:span> &amp; <text:span text:style-name="T3">Undersuit</text:span></text:p>
          </table:table-cell>
          <table:table-cell table:style-name="Taula2.A2" office:value-type="string">
            <text:p text:style-name="P15">Days of rented <text:span text:style-name="T3">Helmet</text:span> and <text:span text:style-name="T4">L</text:span><text:span text:style-name="T3">ight</text:span></text:p>
          </table:table-cell>
          <table:table-cell table:style-name="Taula2.A2" office:value-type="string">
            <text:p text:style-name="P15">Amount to be charged</text:p>
          </table:table-cell>
          <table:table-cell table:style-name="Taula2.A2" office:value-type="string">
            <text:p text:style-name="P15">Amount paid</text:p>
          </table:table-cell>
          <table:table-cell table:style-name="Taula2.A2" office:value-type="string">
            <text:p text:style-name="P15">Date of payment</text:p>
          </table:table-cell>
          <table:table-cell table:style-name="Taula2.J2" office:value-type="string">
            <text:p text:style-name="P15">Form of payment</text:p>
          </table:table-cell>
        </table:table-row>
        <table:table-row>
          <table:table-cell table:style-name="Taula2.A3" office:value-type="string">
            <text:p text:style-name="P21">1</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2</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3</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4</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5</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6</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7</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8</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9</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10</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11</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12</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13</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14</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row>
          <table:table-cell table:style-name="Taula2.A3" office:value-type="string">
            <text:p text:style-name="P21">15</text:p>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22"/>
          </table:table-cell>
          <table:table-cell table:style-name="Taula2.A3" office:value-type="string">
            <text:p text:style-name="P18">₤</text:p>
          </table:table-cell>
          <table:table-cell table:style-name="Taula2.A3" office:value-type="string">
            <text:p text:style-name="P18">₤</text:p>
          </table:table-cell>
          <table:table-cell table:style-name="Taula2.A3" office:value-type="string">
            <text:p text:style-name="P22"/>
          </table:table-cell>
          <table:table-cell table:style-name="Taula2.J3" office:value-type="string">
            <text:p text:style-name="P11"/>
          </table:table-cell>
        </table:table-row>
      </table:table>
      <text:p text:style-name="P8">Form of payment: C (cheque), $ (cash), T (transfer)</text:p>
      <text:p text:style-name="P8"/>
      <text:p text:style-name="P6">Signed by meet lea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QHYCML+CMR12" svg:font-family="QHYCML+CMR12"/>
    <style:font-face style:name="Ubuntu Light" svg:font-family="'Ubuntu Light'" style:font-adornments="Light"/>
    <style:font-face style:name="Trebuchet MS" svg:font-family="'Trebuchet MS'" style:font-adornments="Normal" style:font-family-generic="swiss"/>
    <style:font-face style:name="LMRoman102" svg:font-family="LMRoman10" style:font-pitch="variable"/>
    <style:font-face style:name="LMRoman10" svg:font-family="LMRoman10" style:font-adornments="Erregularra" style:font-pitch="variable"/>
    <style:font-face style:name="LMRoman101" svg:font-family="LMRoman10" style:font-adornments="Lodia"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cm" style:auto-text-indent="false"/>
      <style:text-properties style:font-name="LMRoman10"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MRoman101" fo:font-size="14pt" fo:font-weight="bold" style:font-name-asian="Arial Unicode M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iora Zabala-Aizpuru</meta:initial-creator>
    <meta:creation-date>2011-10-28T14:51:17</meta:creation-date>
    <dc:date>2011-11-01T23:44:52</dc:date>
    <dc:creator>Aiora Zabala-Aizpuru</dc:creator>
    <meta:editing-duration>PT1H1M53S</meta:editing-duration>
    <meta:editing-cycles>9</meta:editing-cycles>
    <meta:generator>LibreOffice/3.3$Unix LibreOffice_project/330m19$Build-401</meta:generator>
    <meta:document-statistic meta:table-count="2" meta:image-count="0" meta:object-count="0" meta:page-count="3" meta:paragraph-count="152" meta:word-count="832" meta:character-count="4304"/>
  </office:meta>
</office:document-meta>
</file>